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paragraph-rsid="000e75f3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 style:list-style-name="L7">
      <style:paragraph-properties fo:margin-top="0in" fo:margin-bottom="0in" style:contextual-spacing="false"/>
      <style:text-properties officeooo:paragraph-rsid="000e75f3"/>
    </style:style>
    <style:style style:name="T1" style:family="text">
      <style:text-properties officeooo:rsid="000cbc3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rear y Gestionar un Kit de Periféricos en Odoo 17</text:h>
      <text:h text:style-name="Heading_20_4" text:outline-level="4"><text:span text:style-name="Strong_20_Emphasis">Crear un Kit de Productos</text:span>:</text:h>
      <text:list xml:id="list759708758" text:style-name="L1">
        <text:list-item>
          <text:p text:style-name="P1"><text:span text:style-name="Strong_20_Emphasis">Accede al Módulo de </text:span><text:span text:style-name="Strong_20_Emphasis"><text:span text:style-name="T1">Fabricacion</text:span></text:span>:</text:p>
        </text:list-item>
      </text:list>
      <text:list text:style-name="L7">
        <text:list-item>
          <text:list>
            <text:list-item>
              <text:p text:style-name="P9">Asegúrate de que el módulo de <text:span text:style-name="Strong_20_Emphasis">Fabricación</text:span> esté instalado. Puedes verificarlo en el panel principal donde aparecen todos los módulos de Odoo.</text:p>
            </text:list-item>
          </text:list>
        </text:list-item>
      </text:list>
      <text:list text:continue-list="list759708758" text:style-name="L1">
        <text:list-item>
          <text:list>
            <text:list-item>
              <text:p text:style-name="P3">Inicia sesión en Odoo y dirígete al módulo <text:span text:style-name="Strong_20_Emphasis"><text:span text:style-name="T1">Fabricación</text:span></text:span>.</text:p>
            </text:list-item>
          </text:list>
        </text:list-item>
        <text:list-item>
          <text:p text:style-name="P1"><text:span text:style-name="Strong_20_Emphasis">Crear un Nuevo Producto</text:span>:</text:p>
          <text:list>
            <text:list-item>
              <text:p text:style-name="P2">Haz clic en <text:span text:style-name="Strong_20_Emphasis">Productos</text:span> y selecciona <text:span text:style-name="Strong_20_Emphasis">Crear</text:span>.</text:p>
            </text:list-item>
            <text:list-item>
              <text:p text:style-name="P2">En el formulario que aparece:</text:p>
              <text:list>
                <text:list-item>
                  <text:p text:style-name="P2">En el campo <text:span text:style-name="Strong_20_Emphasis">Nombre</text:span>, ingresa el nombre del kit (ejemplo: "Kit de Periféricos").</text:p>
                </text:list-item>
                <text:list-item>
                  <text:p text:style-name="P2">Completa otros detalles básicos como categoría, responsable, o referencias internas.</text:p>
                </text:list-item>
              </text:list>
            </text:list-item>
          </text:list>
        </text:list-item>
        <text:list-item>
          <text:p text:style-name="P1"><text:span text:style-name="Strong_20_Emphasis">Activar la Funcionalidad de Fabricación</text:span>:</text:p>
          <text:list>
            <text:list-item>
              <text:p text:style-name="P2">Ve a <text:span text:style-name="Strong_20_Emphasis">Fabricación</text:span> &gt; <text:span text:style-name="Strong_20_Emphasis">Ajustes</text:span> y busca la opción relacionada con "Lista de materiales" o "Subproductos" y actívala. Si no la encuentras en esta sección, revisa si necesitas activar algo adicional en el modo desarrollador.</text:p>
            </text:list-item>
          </text:list>
        </text:list-item>
      </text:list>
      <text:p text:style-name="P8"/>
      <text:list text:continue-numbering="true" text:style-name="L1">
        <text:list-item>
          <text:p text:style-name="P1"><text:span text:style-name="Strong_20_Emphasis">Crear una Lista de Materiales (BOM)</text:span>:</text:p>
          <text:list>
            <text:list-item>
              <text:p text:style-name="P1">Una vez activada la funcionalidad, dirígete al módulo de <text:span text:style-name="Strong_20_Emphasis">Fabricación</text:span>.</text:p>
            </text:list-item>
            <text:list-item>
              <text:p text:style-name="P1">Accede al menú <text:span text:style-name="Strong_20_Emphasis">Productos</text:span> &gt; <text:span text:style-name="Strong_20_Emphasis">Lista de Materiales</text:span> o busca un botón similar.</text:p>
            </text:list-item>
            <text:list-item>
              <text:p text:style-name="P1">Crea una nueva lista de materiales para tu "Kit de Periféricos", seleccionando los productos componentes del kit.</text:p>
            </text:list-item>
          </text:list>
        </text:list-item>
      </text:list>
      <text:p text:style-name="Horizontal_20_Line"/>
      <text:h text:style-name="Heading_20_4" text:outline-level="4"><text:span text:style-name="Strong_20_Emphasis">Solicitar un Kit a un Proveedor</text:span>:</text:h>
      <text:list text:style-name="L2">
        <text:list-item>
          <text:p text:style-name="P4"><text:span text:style-name="Strong_20_Emphasis">Acceder al Módulo de Compras</text:span>:</text:p>
          <text:list>
            <text:list-item>
              <text:p text:style-name="P5">Ve al menú principal y selecciona el módulo <text:span text:style-name="Strong_20_Emphasis">Compras</text:span>.</text:p>
            </text:list-item>
          </text:list>
        </text:list-item>
        <text:list-item>
          <text:p text:style-name="P4"><text:span text:style-name="Strong_20_Emphasis">Crear una Solicitud de Pedido</text:span>:</text:p>
          <text:list>
            <text:list-item>
              <text:p text:style-name="P5">Haz clic en <text:span text:style-name="Strong_20_Emphasis">Pedidos de Compra</text:span> y luego en <text:span text:style-name="Strong_20_Emphasis">Crear</text:span>.</text:p>
            </text:list-item>
            <text:list-item>
              <text:p text:style-name="P5">En el formulario de pedido:</text:p>
              <text:list>
                <text:list-item>
                  <text:p text:style-name="P5">Selecciona el proveedor al que deseas solicitar el kit.</text:p>
                </text:list-item>
                <text:list-item>
                  <text:p text:style-name="P5">En la sección de productos, busca y selecciona el kit creado previamente.</text:p>
                </text:list-item>
              </text:list>
            </text:list-item>
          </text:list>
        </text:list-item>
        <text:list-item>
          <text:p text:style-name="P4"><text:span text:style-name="Strong_20_Emphasis">Verificar Detalles del Pedido</text:span>:</text:p>
          <text:list>
            <text:list-item>
              <text:p text:style-name="P5">Confirma que el costo total del kit corresponde a la suma de los costos de sus componentes, según lo configurado.</text:p>
            </text:list-item>
          </text:list>
        </text:list-item>
        <text:list-item>
          <text:p text:style-name="P4"><text:span text:style-name="Strong_20_Emphasis">Confirmar el Pedido</text:span>:</text:p>
          <text:list>
            <text:list-item>
              <text:p text:style-name="P4">Haz clic en <text:span text:style-name="Strong_20_Emphasis">Confirmar Pedido</text:span> para enviarlo al proveedor.</text:p>
            </text:list-item>
          </text:list>
        </text:list-item>
      </text:list>
      <text:p text:style-name="Horizontal_20_Line"/>
      <text:h text:style-name="Heading_20_4" text:outline-level="4"><text:soft-page-break/><text:span text:style-name="Strong_20_Emphasis">Verificar el Stock del Kit</text:span>:</text:h>
      <text:list text:style-name="L3">
        <text:list-item>
          <text:p text:style-name="P6"><text:span text:style-name="Strong_20_Emphasis">Revisar el Stock en el Módulo de Inventario</text:span>:</text:p>
          <text:list>
            <text:list-item>
              <text:p text:style-name="P7">Regresa al módulo <text:span text:style-name="Strong_20_Emphasis">Inventario</text:span> y localiza el kit creado.</text:p>
            </text:list-item>
            <text:list-item>
              <text:p text:style-name="P7">Verifica que el stock refleje correctamente la disponibilidad de los componentes.</text:p>
            </text:list-item>
          </text:list>
        </text:list-item>
        <text:list-item>
          <text:p text:style-name="P6"><text:span text:style-name="Strong_20_Emphasis">Procesar la Recepción</text:span>:</text:p>
          <text:list>
            <text:list-item>
              <text:p text:style-name="P7">Una vez que el pedido se reciba, procesa la recepción en el módulo de Compras.</text:p>
            </text:list-item>
            <text:list-item>
              <text:p text:style-name="P6">Confirma que el stock del kit y sus componentes se actualizan correctament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40:31.825279243</meta:creation-date>
    <dc:date>2024-12-10T11:57:34.509686916</dc:date>
    <meta:editing-duration>PT16M17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2" meta:paragraph-count="35" meta:word-count="367" meta:character-count="2093" meta:non-whitespace-character-count="1792"/>
  </office:meta>
</office:document-meta>
</file>